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orgia" svg:font-family="Georgia, Verdana, Arial, serif"/>
    <style:font-face style:name="Lohit Devanagari1" svg:font-family="'Lohit Devanagari'"/>
    <style:font-face style:name="verdana" svg:font-family="verdana, tahoma, arial, sans-serif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08b753"/>
    </style:style>
    <style:style style:name="T1" style:family="text">
      <style:text-properties fo:font-variant="normal" fo:text-transform="none" fo:color="#265e15" style:text-line-through-style="none" style:text-line-through-type="none" style:font-name="Georgia" fo:font-size="9pt" fo:letter-spacing="0.026cm" fo:font-style="normal" style:text-underline-style="none" fo:font-weight="normal" style:text-blinking="false" loext:padding="0cm" loext:border="none"/>
    </style:style>
    <style:style style:name="T2" style:family="text">
      <style:text-properties fo:font-variant="normal" fo:text-transform="none" fo:color="#265e15" style:text-line-through-style="none" style:text-line-through-type="none" style:font-name="Georgia" fo:letter-spacing="0.026cm" fo:font-style="normal" style:text-underline-style="none" fo:font-weight="normal" style:text-blinking="false" loext:padding="0cm" loext:border="none"/>
    </style:style>
    <style:style style:name="T3" style:family="text">
      <style:text-properties fo:font-variant="normal" fo:text-transform="none" fo:color="#265e15" style:text-line-through-style="none" style:text-line-through-type="none" style:font-name="Georgia" fo:font-size="14pt" fo:letter-spacing="0.026cm" fo:font-style="normal" style:text-underline-style="none" fo:font-weight="normal" style:text-blinking="false" style:font-size-asian="14pt" style:font-size-complex="14pt" loext:padding="0cm" loext:border="none"/>
    </style:style>
    <style:style style:name="T4" style:family="text">
      <style:text-properties fo:font-variant="normal" fo:text-transform="none" fo:color="#333333" style:font-name="verdana" fo:font-size="9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333333" style:font-name="verdana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333333" style:font-name="verdana" fo:font-size="12pt" fo:letter-spacing="normal" fo:font-style="normal" fo:font-weight="normal" style:font-size-asian="12pt" style:font-size-complex="12pt" loext:padding="0cm" loext:border="none"/>
    </style:style>
    <style:style style:name="T7" style:family="text">
      <style:text-properties fo:font-variant="normal" fo:text-transform="none" fo:color="#333333" style:font-name="verdana" fo:font-size="12pt" fo:letter-spacing="normal" fo:font-style="normal" fo:font-weight="normal" style:font-size-asian="10.5pt" style:font-size-complex="12pt" loext:padding="0cm" loext:border="none"/>
    </style:style>
    <style:style style:name="T8" style:family="text">
      <style:text-properties fo:font-size="11pt"/>
    </style:style>
    <style:style style:name="T9" style:family="text">
      <style:text-properties fo:font-size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a xlink:type="simple" xlink:href="https://drbelove.wordpress.com/inspiration/midlife-poetry-2/the-true-love-by-david-whyte/" text:style-name="Internet_20_link" text:visited-style-name="Visited_20_Internet_20_Link"><text:span text:style-name="T3">The True Love by David Whyte</text:span></text:a></text:h>
      <text:p text:style-name="Text_20_body"><text:span text:style-name="T1"/></text:p>
      <text:p text:style-name="P2"><text:span text:style-name="Strong_20_Emphasis"><text:span text:style-name="T6">There’s a faith in loving fiercely the one who is rightfully yours<text:line-break/>especially if you have waited years and especially if part of you never<text:line-break/>believed you could deserve this loved and beckoning hand held<text:line-break/>out to you this way.</text:span></text:span></text:p>
      <text:p text:style-name="P2"><text:span text:style-name="Strong_20_Emphasis"><text:span text:style-name="T6"/></text:span></text:p>
      <text:p text:style-name="P2"><text:span text:style-name="Strong_20_Emphasis"><text:span text:style-name="T6">I am thinking of faith now and the testaments of loneliness<text:line-break/>and what we feel we are worthy of in this world.<text:line-break/>Years ago in the Hebrides I remember an old man<text:line-break/>who would walk every morning on the gray stones<text:line-break/>to the shore of baying seals, who would press his<text:line-break/>hat to his chest in the blustering salt wind and say his<text:line-break/>prayer to the turbulent Jesus hidden in the waters.</text:span></text:span></text:p>
      <text:p text:style-name="P2"><text:span text:style-name="Strong_20_Emphasis"><text:span text:style-name="T6"/></text:span></text:p>
      <text:p text:style-name="P3"><text:span text:style-name="Strong_20_Emphasis"><text:span text:style-name="T6">And I think of the story of the storm and the people<text:line-break/>waking and seeing the distant, yet familiar figure,<text:line-break/>far across the water calling to them.<text:line-break/>And how we are all preparing for that abrupt waking<text:line-break/>and that calling and that moment when we have to say yes!<text:line-break/></text:span></text:span></text:p>
      <text:p text:style-name="P3"><text:span text:style-name="Strong_20_Emphasis"><text:span text:style-name="T6">Except it will not come so grandly, so biblically,<text:line-break/>but more subtly, and intimately in the face<text:line-break/>of the one you know you have to love.<text:line-break/>So that when we finally step out of the boat<text:line-break/>toward them we find, everything holds us,</text:span></text:span></text:p>
      <text:p text:style-name="P3"><text:span text:style-name="Strong_20_Emphasis"><text:span text:style-name="T6">and everything confirms our courage.</text:span></text:span></text:p>
      <text:p text:style-name="P3"><text:span text:style-name="Strong_20_Emphasis"><text:span text:style-name="T6"/></text:span></text:p>
      <text:p text:style-name="P2"><text:span text:style-name="Strong_20_Emphasis"><text:span text:style-name="T6">And if you wanted to drown, you could,<text:line-break/>But you don’t, because finally, after all<text:line-break/>this struggle and all these years,<text:line-break/>you don’t want to anymore.<text:line-break/>You’ve simply had enough of drowning<text:line-break/>and you want to live, and you want to love.<text:line-break/>And you’ll walk across any territory,<text:line-break/>and any darkness, however fluid,<text:line-break/>and however dangerous to take the one<text:line-break/>hand and the one life, you know belongs in yours.</text:span>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orgia" svg:font-family="Georgia, Verdana, Arial, serif"/>
    <style:font-face style:name="Lohit Devanagari1" svg:font-family="'Lohit Devanagari'"/>
    <style:font-face style:name="verdana" svg:font-family="verdana, tahoma, arial, sans-serif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2T15:17:40.815563347</meta:creation-date>
    <dc:date>2023-02-12T15:28:02.157711505</dc:date>
    <meta:editing-duration>PT10M23S</meta:editing-duration>
    <meta:editing-cycles>1</meta:editing-cycles>
    <meta:document-statistic meta:table-count="0" meta:image-count="0" meta:object-count="0" meta:page-count="1" meta:paragraph-count="7" meta:word-count="285" meta:character-count="1502" meta:non-whitespace-character-count="1223"/>
    <meta:generator>LibreOffice/6.4.7.2$Linux_X86_64 LibreOffice_project/40$Build-2</meta:generator>
  </office:meta>
</office:document-meta>
</file>